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71">
      <style:graphic-properties draw:fill="none" draw:stroke="dash" draw:stroke-dash="a469" svg:stroke-width="0.02431in" svg:stroke-color="#000000" draw:marker-end="a470" svg:stroke-opacity="100%" draw:stroke-linejoin="miter" svg:stroke-linecap="butt"/>
    </style:style>
    <style:style style:family="graphic" style:name="a500">
      <style:graphic-properties draw:fill="none" draw:stroke="solid" svg:stroke-width="0.02431in" svg:stroke-color="#000000" draw:marker-end="a499" svg:stroke-opacity="100%" draw:stroke-linejoin="miter" svg:stroke-linecap="butt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draw:fill="none" draw:stroke="dash" draw:stroke-dash="a472" svg:stroke-width="0.02431in" svg:stroke-color="#000000" draw:marker-end="a473" svg:stroke-opacity="100%" draw:stroke-linejoin="miter" svg:stroke-linecap="butt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77">
      <style:graphic-properties draw:fill="none" draw:stroke="dash" draw:stroke-dash="a475" svg:stroke-width="0.02431in" svg:stroke-color="#000000" draw:marker-end="a476" svg:stroke-opacity="100%" draw:stroke-linejoin="miter" svg:stroke-linecap="butt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draw:fill="none" draw:stroke="solid" svg:stroke-width="0.02431in" svg:stroke-color="#000000" draw:marker-start="a505" svg:stroke-opacity="100%" draw:stroke-linejoin="miter" svg:stroke-linecap="butt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7acac0" draw:opacity="10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a5b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82caa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7acac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a5bde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draw:fill="none" draw:stroke="dash" draw:stroke-dash="a411" svg:stroke-width="0.02431in" svg:stroke-color="#000000" draw:marker-end="a412" svg:stroke-opacity="100%" draw:stroke-linejoin="miter" svg:stroke-linecap="butt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82caaf" draw:opacity="100%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draw:fill="none" draw:stroke="dash" draw:stroke-dash="a414" svg:stroke-width="0.02431in" svg:stroke-color="#000000" draw:marker-end="a415" svg:stroke-opacity="100%" draw:stroke-linejoin="miter" svg:stroke-linecap="butt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8ec3d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19">
      <style:graphic-properties draw:fill="none" draw:stroke="dash" draw:stroke-dash="a417" svg:stroke-width="0.02431in" svg:stroke-color="#000000" draw:marker-end="a418" svg:stroke-opacity="100%" draw:stroke-linejoin="miter" svg:stroke-linecap="butt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7">
      <style:graphic-properties draw:fill="none" draw:stroke="dash" draw:stroke-dash="a485" svg:stroke-width="0.02431in" svg:stroke-color="#000000" draw:marker-end="a486" svg:stroke-opacity="100%" draw:stroke-linejoin="miter" svg:stroke-linecap="butt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8ec3dc" draw:opacity="100%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7ec7d0" draw:opacity="100%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7acac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7ec7d0" draw:opacity="100%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draw:fill="none" draw:stroke="dash" draw:stroke-dash="a457" svg:stroke-width="0.02431in" svg:stroke-color="#000000" draw:marker-end="a458" svg:stroke-opacity="100%" draw:stroke-linejoin="miter" svg:stroke-linecap="butt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7acac0" draw:opacity="100%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a5bde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dash" draw:stroke-dash="a425" svg:stroke-width="0.01389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a5bde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90">
      <style:graphic-properties draw:fill="none" draw:stroke="dash" draw:stroke-dash="a488" svg:stroke-width="0.02431in" svg:stroke-color="#000000" draw:marker-end="a489" svg:stroke-opacity="100%" draw:stroke-linejoin="miter" svg:stroke-linecap="butt"/>
    </style:style>
    <style:style style:family="graphic" style:name="a492">
      <style:graphic-properties draw:fill="none" draw:stroke="solid" svg:stroke-width="0.02431in" svg:stroke-color="#000000" draw:marker-end="a491" svg:stroke-opacity="100%" draw:stroke-linejoin="miter" svg:stroke-linecap="butt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98">
      <style:graphic-properties draw:fill="none" draw:stroke="solid" svg:stroke-width="0.02431in" svg:stroke-color="#000000" draw:marker-start="a497" svg:stroke-opacity="100%" draw:stroke-linejoin="miter" svg:stroke-linecap="butt"/>
    </style:style>
    <style:style style:family="graphic" style:name="a462">
      <style:graphic-properties draw:fill="none" draw:stroke="dash" draw:stroke-dash="a460" svg:stroke-width="0.02431in" svg:stroke-color="#000000" draw:marker-end="a461" svg:stroke-opacity="100%" draw:stroke-linejoin="miter" svg:stroke-linecap="butt"/>
    </style:style>
    <style:style style:family="graphic" style:name="a465">
      <style:graphic-properties draw:fill="none" draw:stroke="dash" draw:stroke-dash="a463" svg:stroke-width="0.02431in" svg:stroke-color="#000000" draw:marker-end="a464" svg:stroke-opacity="100%" draw:stroke-linejoin="miter" svg:stroke-linecap="butt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draw:fill="none" draw:stroke="dash" draw:stroke-dash="a466" svg:stroke-width="0.02431in" svg:stroke-color="#000000" draw:marker-end="a467" svg:stroke-opacity="100%" draw:stroke-linejoin="miter" svg:stroke-linecap="butt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82caa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8ec3dc" draw:opacity="100%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7ec7d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82caa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8ec3dc" draw:opacity="100%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7ec7d0" draw:opacity="10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1.89437in" svg:y="5.54314in" svg:width="1.03333in" svg:height="1.03333in" draw:id="id63" draw:style-name="a383" draw:name="Oval 4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89437in" svg:y="0.81873in" svg:width="1.03333in" svg:height="1.03333in" draw:id="id64" draw:style-name="a386" draw:name="Oval 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89437in" svg:y="4.36204in" svg:width="1.03333in" svg:height="1.03333in" draw:id="id65" draw:style-name="a389" draw:name="Oval 6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89437in" svg:y="3.18094in" svg:width="1.03333in" svg:height="1.03333in" draw:id="id66" draw:style-name="a392" draw:name="Oval 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89437in" svg:y="1.99984in" svg:width="1.03333in" svg:height="1.03333in" draw:id="id67" draw:style-name="a395" draw:name="Oval 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4264in" svg:y="5.54314in" svg:width="1.03333in" svg:height="1.03333in" draw:id="id68" draw:style-name="a398" draw:name="Oval 11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4264in" svg:y="0.81873in" svg:width="1.03333in" svg:height="1.03333in" draw:id="id69" draw:style-name="a401" draw:name="Oval 12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4264in" svg:y="4.36204in" svg:width="1.03333in" svg:height="1.03333in" draw:id="id70" draw:style-name="a404" draw:name="Oval 13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4264in" svg:y="3.18094in" svg:width="1.03333in" svg:height="1.03333in" draw:id="id71" draw:style-name="a407" draw:name="Oval 14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4264in" svg:y="1.99984in" svg:width="1.03333in" svg:height="1.03333in" draw:id="id72" draw:style-name="a410" draw:name="Oval 15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3.06379in" svg:y1="2.9049in" svg:x2="3.75345in" svg:y2="3.37616in" draw:id="id73" draw:style-name="a413" draw:name="Straight Arrow Connector 17">
          <svg:title/>
          <svg:desc/>
        </draw:connector>
        <draw:connector draw:type="line" svg:x1="3.06379in" svg:y1="3.66352in" svg:x2="3.75345in" svg:y2="3.66352in" draw:id="id74" draw:style-name="a416" draw:name="Straight Arrow Connector 18">
          <svg:title/>
          <svg:desc/>
        </draw:connector>
        <draw:connector draw:type="line" svg:x1="3.06379in" svg:y1="4.61754in" svg:x2="3.75345in" svg:y2="3.95087in" draw:id="id75" draw:style-name="a419" draw:name="Straight Arrow Connector 21">
          <svg:title/>
          <svg:desc/>
        </draw:connector>
        <draw:custom-shape svg:x="6.66667in" svg:y="1.93591in" svg:width="5.51851in" svg:height="3.54661in" draw:id="id76" draw:style-name="a426" draw:name="Rectangle 29">
          <svg:title/>
          <svg:desc/>
          <text:p text:style-name="a421" text:class-names="" text:cond-style-name=""><text:span text:style-name="a420" text:class-names="">Closer /<text:s text:c="1"/></text:span></text:p>
          <text:p text:style-name="a424" text:class-names="" text:cond-style-name=""><text:span text:style-name="a422" text:class-names="">more confusable</text:span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9711in" svg:y="5.56298in" svg:width="1.03333in" svg:height="1.03333in" draw:id="id77" draw:style-name="a429" draw:name="Oval 30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89711in" svg:y="0.83857in" svg:width="1.03333in" svg:height="1.03333in" draw:id="id78" draw:style-name="a432" draw:name="Oval 31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89711in" svg:y="4.38188in" svg:width="1.03333in" svg:height="1.03333in" draw:id="id79" draw:style-name="a435" draw:name="Oval 32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89711in" svg:y="3.20078in" svg:width="1.03333in" svg:height="1.03333in" draw:id="id80" draw:style-name="a438" draw:name="Oval 33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89711in" svg:y="2.01968in" svg:width="1.03333in" svg:height="1.03333in" draw:id="id81" draw:style-name="a441" draw:name="Oval 34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84539in" svg:y="5.56298in" svg:width="1.03333in" svg:height="1.03333in" draw:id="id82" draw:style-name="a444" draw:name="Oval 35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84539in" svg:y="0.83857in" svg:width="1.03333in" svg:height="1.03333in" draw:id="id83" draw:style-name="a447" draw:name="Oval 36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84539in" svg:y="4.38188in" svg:width="1.03333in" svg:height="1.03333in" draw:id="id84" draw:style-name="a450" draw:name="Oval 37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84539in" svg:y="3.20078in" svg:width="1.03333in" svg:height="1.03333in" draw:id="id85" draw:style-name="a453" draw:name="Oval 38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84539in" svg:y="2.01968in" svg:width="1.03333in" svg:height="1.03333in" draw:id="id86" draw:style-name="a456" draw:name="Oval 39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0.06654in" svg:y1="2.53634in" svg:x2="10.68699in" svg:y2="3.6029in" draw:id="id87" draw:style-name="a459" draw:name="Straight Arrow Connector 40">
          <svg:title/>
          <svg:desc/>
        </draw:connector>
        <draw:connector draw:type="line" svg:x1="10.06654in" svg:y1="3.68336in" svg:x2="10.75619in" svg:y2="3.68336in" draw:id="id88" draw:style-name="a462" draw:name="Straight Arrow Connector 41">
          <svg:title/>
          <svg:desc/>
        </draw:connector>
        <draw:connector draw:type="line" svg:x1="10.06654in" svg:y1="5.02427in" svg:x2="10.68699in" svg:y2="3.74736in" draw:id="id89" draw:style-name="a465" draw:name="Straight Arrow Connector 42">
          <svg:title/>
          <svg:desc/>
        </draw:connector>
        <draw:connector draw:type="line" svg:x1="10.09896in" svg:y1="2.52933in" svg:x2="10.68699in" svg:y2="2.52933in" draw:id="id90" draw:style-name="a468" draw:name="Straight Arrow Connector 45">
          <svg:title/>
          <svg:desc/>
        </draw:connector>
        <draw:connector draw:type="line" svg:x1="10.09896in" svg:y1="5.01393in" svg:x2="10.68699in" svg:y2="5.01393in" draw:id="id91" draw:style-name="a471" draw:name="Straight Arrow Connector 48">
          <svg:title/>
          <svg:desc/>
        </draw:connector>
        <draw:connector draw:type="line" svg:x1="10.06654in" svg:y1="3.70933in" svg:x2="10.68699in" svg:y2="4.91545in" draw:id="id92" draw:style-name="a474" draw:name="Straight Arrow Connector 49">
          <svg:title/>
          <svg:desc/>
        </draw:connector>
        <draw:connector draw:type="line" svg:x1="10.07653in" svg:y1="3.64888in" svg:x2="10.68699in" svg:y2="2.55531in" draw:id="id93" draw:style-name="a477" draw:name="Straight Arrow Connector 51">
          <svg:title/>
          <svg:desc/>
        </draw:connector>
        <draw:frame draw:id="id94" draw:style-name="a484" draw:name="TextBox 74" svg:x="0.18056in" svg:y="3.37616in" svg:width="1.53755in" svg:height="1.00977in">
          <draw:text-box>
            <text:p text:style-name="a481" text:class-names="" text:cond-style-name=""><text:span text:style-name="a478" text:class-names="">Category<text:s text:c="1"/></text:span><text:span text:style-name="a479" text:class-names="">center</text:span><text:span text:style-name="a480" text:class-names=""/></text:p>
            <text:p text:style-name="a483" text:class-names="" text:cond-style-name=""><text:span text:style-name="a482" text:class-names=""/></text:p>
          </draw:text-box>
          <svg:title/>
          <svg:desc/>
        </draw:frame>
        <draw:connector draw:type="line" svg:x1="10.09896in" svg:y1="1.39607in" svg:x2="10.68699in" svg:y2="1.39607in" draw:id="id95" draw:style-name="a487" draw:name="Straight Arrow Connector 77">
          <svg:title/>
          <svg:desc/>
        </draw:connector>
        <draw:connector draw:type="line" svg:x1="10.10687in" svg:y1="6.07965in" svg:x2="10.69491in" svg:y2="6.07965in" draw:id="id96" draw:style-name="a490" draw:name="Straight Arrow Connector 78">
          <svg:title/>
          <svg:desc/>
        </draw:connector>
        <draw:connector draw:type="line" svg:x1="5.28254in" svg:y1="4.74826in" svg:x2="5.28254in" svg:y2="3.95087in" draw:id="id97" draw:style-name="a492" draw:name="Straight Arrow Connector 82">
          <svg:title/>
          <svg:desc/>
        </draw:connector>
        <draw:frame draw:id="id98" draw:style-name="a496" draw:transform="translate(-1.6224in -0.20195in) rotate(-4.71239) translate(5.62059in 3.74736in)" draw:name="TextBox 84" svg:width="3.2448in" svg:height="0.40391in">
          <draw:text-box>
            <text:p text:style-name="a495" text:class-names="" text:cond-style-name=""><text:span text:style-name="a493" text:class-names="">Direction of bias</text:span><text:span text:style-name="a494" text:class-names=""/></text:p>
          </draw:text-box>
          <svg:title/>
          <svg:desc/>
        </draw:frame>
        <draw:connector draw:type="line" svg:x1="5.28254in" svg:y1="3.44809in" svg:x2="5.28254in" svg:y2="2.65071in" draw:id="id99" draw:style-name="a498" draw:name="Straight Arrow Connector 90">
          <svg:title/>
          <svg:desc/>
        </draw:connector>
        <draw:connector draw:type="line" svg:x1="12.55518in" svg:y1="4.74826in" svg:x2="12.55518in" svg:y2="3.95088in" draw:id="id100" draw:style-name="a500" draw:name="Straight Arrow Connector 91">
          <svg:title/>
          <svg:desc/>
        </draw:connector>
        <draw:frame draw:id="id101" draw:style-name="a504" draw:transform="translate(-1.6224in -0.20195in) rotate(-4.71239) translate(12.89323in 3.74736in)" draw:name="TextBox 92" svg:width="3.2448in" svg:height="0.40391in">
          <draw:text-box>
            <text:p text:style-name="a503" text:class-names="" text:cond-style-name=""><text:span text:style-name="a501" text:class-names="">Direction of bias</text:span><text:span text:style-name="a502" text:class-names=""/></text:p>
          </draw:text-box>
          <svg:title/>
          <svg:desc/>
        </draw:frame>
        <draw:connector draw:type="line" svg:x1="12.55518in" svg:y1="3.44809in" svg:x2="12.55518in" svg:y2="2.65071in" draw:id="id102" draw:style-name="a506" draw:name="Straight Arrow Connector 93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470" svg:viewBox="0 0 20 30" svg:d="m10 0-10 30h20z"/>
    <draw:marker draw:name="a464" svg:viewBox="0 0 20 30" svg:d="m10 0-10 30h20z"/>
    <draw:marker draw:name="a458" svg:viewBox="0 0 20 30" svg:d="m10 0-10 30h20z"/>
    <draw:marker draw:name="a467" svg:viewBox="0 0 20 30" svg:d="m10 0-10 30h20z"/>
    <draw:marker draw:name="a473" svg:viewBox="0 0 20 30" svg:d="m10 0-10 30h20z"/>
    <draw:marker draw:name="a476" svg:viewBox="0 0 20 30" svg:d="m10 0-10 30h20z"/>
    <draw:marker draw:name="a412" svg:viewBox="0 0 20 30" svg:d="m10 0-10 30h20z"/>
    <draw:marker draw:name="a491" svg:viewBox="0 0 20 30" svg:d="m10 0-10 30h20z"/>
    <draw:marker draw:name="a415" svg:viewBox="0 0 20 30" svg:d="m10 0-10 30h20z"/>
    <draw:marker draw:name="a486" svg:viewBox="0 0 20 30" svg:d="m10 0-10 30h20z"/>
    <draw:marker draw:name="a418" svg:viewBox="0 0 20 30" svg:d="m10 0-10 30h20z"/>
    <draw:marker draw:name="a489" svg:viewBox="0 0 20 30" svg:d="m10 0-10 30h20z"/>
    <draw:marker draw:name="a497" svg:viewBox="0 0 20 30" svg:d="m10 0-10 30h20z"/>
    <draw:marker draw:name="a499" svg:viewBox="0 0 20 30" svg:d="m10 0-10 30h20z"/>
    <draw:marker draw:name="a505" svg:viewBox="0 0 20 30" svg:d="m10 0-10 30h20z"/>
    <draw:marker draw:name="a461" svg:viewBox="0 0 20 30" svg:d="m10 0-10 30h20z"/>
    <draw:stroke-dash draw:name="a417" draw:display-name="Dash" draw:style="rect" draw:dots1="1" draw:dots1-length="0.07292in" draw:dots2="0" draw:dots2-length="0in" draw:distance="0.07292in"/>
    <draw:stroke-dash draw:name="a457" draw:display-name="Dash" draw:style="rect" draw:dots1="1" draw:dots1-length="0.07292in" draw:dots2="0" draw:dots2-length="0in" draw:distance="0.07292in"/>
    <draw:stroke-dash draw:name="a485" draw:display-name="Dash" draw:style="rect" draw:dots1="1" draw:dots1-length="0.07292in" draw:dots2="0" draw:dots2-length="0in" draw:distance="0.07292in"/>
    <draw:stroke-dash draw:name="a488" draw:display-name="Dash" draw:style="rect" draw:dots1="1" draw:dots1-length="0.07292in" draw:dots2="0" draw:dots2-length="0in" draw:distance="0.07292in"/>
    <draw:stroke-dash draw:name="a472" draw:display-name="Dash" draw:style="rect" draw:dots1="1" draw:dots1-length="0.07292in" draw:dots2="0" draw:dots2-length="0in" draw:distance="0.07292in"/>
    <draw:stroke-dash draw:name="a475" draw:display-name="Dash" draw:style="rect" draw:dots1="1" draw:dots1-length="0.07292in" draw:dots2="0" draw:dots2-length="0in" draw:distance="0.07292in"/>
    <draw:stroke-dash draw:name="a460" draw:display-name="Dash" draw:style="rect" draw:dots1="1" draw:dots1-length="0.07292in" draw:dots2="0" draw:dots2-length="0in" draw:distance="0.07292in"/>
    <draw:stroke-dash draw:name="a425" draw:display-name="Dash" draw:style="rect" draw:dots1="1" draw:dots1-length="0.04167in" draw:dots2="0" draw:dots2-length="0in" draw:distance="0.04167in"/>
    <draw:stroke-dash draw:name="a463" draw:display-name="Dash" draw:style="rect" draw:dots1="1" draw:dots1-length="0.07292in" draw:dots2="0" draw:dots2-length="0in" draw:distance="0.07292in"/>
    <draw:stroke-dash draw:name="a466" draw:display-name="Dash" draw:style="rect" draw:dots1="1" draw:dots1-length="0.07292in" draw:dots2="0" draw:dots2-length="0in" draw:distance="0.07292in"/>
    <draw:stroke-dash draw:name="a411" draw:display-name="Dash" draw:style="rect" draw:dots1="1" draw:dots1-length="0.07292in" draw:dots2="0" draw:dots2-length="0in" draw:distance="0.07292in"/>
    <draw:stroke-dash draw:name="a469" draw:display-name="Dash" draw:style="rect" draw:dots1="1" draw:dots1-length="0.07292in" draw:dots2="0" draw:dots2-length="0in" draw:distance="0.07292in"/>
    <draw:stroke-dash draw:name="a414" draw:display-name="Dash" draw:style="rect" draw:dots1="1" draw:dots1-length="0.07292in" draw:dots2="0" draw:dots2-length="0in" draw:distance="0.07292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Danny Garside</meta:initial-creator>
    <dc:creator>Danny Garside</dc:creator>
    <meta:creation-date>2023-11-08T14:07:07Z</meta:creation-date>
    <dc:date>2023-11-09T15:48:55Z</dc:date>
    <meta:editing-cycles>3</meta:editing-cycles>
    <meta:editing-duration>PT92508S</meta:editing-duration>
    <meta:document-statistic meta:paragraph-count="5" meta:word-count="12"/>
  </office:meta>
</office:document-meta>
</file>